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1A9000000BAAC6C9E4B.jpg" manifest:media-type="image/jpeg"/>
  <manifest:file-entry manifest:full-path="Pictures/1000020100000258000001FD2B6D0DAB.png" manifest:media-type="image/png"/>
  <manifest:file-entry manifest:full-path="Pictures/100002010000018300000258FE2A2A4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004586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draw:stroke-dash="Line_20_with_20_Fine_20_Dots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3.745cm"/>
    </style:style>
    <style:style style:name="gr10" style:family="graphic" style:parent-style-name="standard">
      <style:graphic-properties draw:stroke-dash="Line_20_with_20_Fine_20_Dots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color="#ffffff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P4" style:family="paragraph"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5" style:family="paragraph">
      <style:paragraph-properties fo:text-align="center"/>
      <style:text-properties fo:color="#ffffff"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3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ffffff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905cm" svg:height="1.932cm" svg:x="1.524cm" svg:y="5.456cm">
          <text:p text:style-name="P1"><text:span text:style-name="T1">Crear </text:span></text:p>
          <text:p text:style-name="P1"><text:span text:style-name="T1">partició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5.123cm" svg:y="5.455cm">
          <text:p text:style-name="P1"><text:span text:style-name="T1">Asociar</text:span></text:p>
          <text:p text:style-name="P1"><text:span text:style-name="T1">anfitrion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2.905cm" svg:height="1.932cm" svg:x="8.722cm" svg:y="5.454cm">
          <text:p text:style-name="P1"><text:span text:style-name="T1">Crear</text:span></text:p>
          <text:p text:style-name="P1"><text:span text:style-name="T1">ambiente</text:span></text:p>
          <text:p text:style-name="P1"><text:span text:style-name="T1">en partición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12.321cm" svg:y="5.453cm">
          <text:p text:style-name="P1"><text:span text:style-name="T1">Subir</text:span></text:p>
          <text:p text:style-name="P1"><text:span text:style-name="T1">imagen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3.425cm" svg:height="1.932cm" svg:x="15.92cm" svg:y="5.452cm">
          <text:p text:style-name="P1"><text:span text:style-name="T1">Subir</text:span></text:p>
          <text:p text:style-name="P1"><text:span text:style-name="T1">aprovisionad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20.02cm" svg:y="5.452cm">
          <text:p text:style-name="P1"><text:span text:style-name="T1">Crear</text:span></text:p>
          <text:p text:style-name="P1"><text:span text:style-name="T1">instancia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23.619cm" svg:y="5.451cm">
          <text:p text:style-name="P1"><text:span text:style-name="T1">Verificar</text:span></text:p>
          <text:p text:style-name="P1"><text:span text:style-name="T1">tareas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" draw:text-style-name="P1" draw:layer="layout" svg:x1="8.031cm" svg:y1="6.461cm" svg:x2="8.666cm" svg:y2="6.461cm">
          <text:p/>
        </draw:line>
        <draw:line draw:style-name="gr3" draw:text-style-name="P1" draw:layer="layout" svg:x1="4.431cm" svg:y1="6.411cm" svg:x2="5.066cm" svg:y2="6.411cm">
          <text:p/>
        </draw:line>
        <draw:line draw:style-name="gr3" draw:text-style-name="P1" draw:layer="layout" svg:x1="11.631cm" svg:y1="6.411cm" svg:x2="12.266cm" svg:y2="6.411cm">
          <text:p/>
        </draw:line>
        <draw:line draw:style-name="gr3" draw:text-style-name="P1" draw:layer="layout" svg:x1="15.231cm" svg:y1="6.361cm" svg:x2="15.866cm" svg:y2="6.361cm">
          <text:p/>
        </draw:line>
        <draw:line draw:style-name="gr3" draw:text-style-name="P1" draw:layer="layout" svg:x1="19.331cm" svg:y1="6.411cm" svg:x2="19.966cm" svg:y2="6.411cm">
          <text:p/>
        </draw:line>
        <draw:line draw:style-name="gr3" draw:text-style-name="P1" draw:layer="layout" svg:x1="22.931cm" svg:y1="6.461cm" svg:x2="23.566cm" svg:y2="6.461cm">
          <text:p/>
        </draw:line>
      </draw:page>
      <draw:page draw:name="page2" draw:style-name="dp1" draw:master-page-name="Default">
        <draw:custom-shape draw:style-name="gr4" draw:text-style-name="P3" draw:layer="layout" svg:width="2.905cm" svg:height="1.932cm" svg:x="1.524cm" svg:y="1.556cm">
          <text:p text:style-name="P1"><text:span text:style-name="T2">Crear </text:span></text:p>
          <text:p text:style-name="P1"><text:span text:style-name="T2">partició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draw:layer="layout" svg:width="2.905cm" svg:height="1.932cm" svg:x="5.123cm" svg:y="1.555cm">
          <text:p text:style-name="P1"><text:span text:style-name="T3">Asociar</text:span></text:p>
          <text:p text:style-name="P1"><text:span text:style-name="T3">anfitrion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8.722cm" svg:y="1.554cm">
          <text:p text:style-name="P1"><text:span text:style-name="T1">Crear</text:span></text:p>
          <text:p text:style-name="P1"><text:span text:style-name="T1">ambiente</text:span></text:p>
          <text:p text:style-name="P1"><text:span text:style-name="T1">en partición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12.321cm" svg:y="1.553cm">
          <text:p text:style-name="P1"><text:span text:style-name="T1">Subir</text:span></text:p>
          <text:p text:style-name="P1"><text:span text:style-name="T1">imagen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3.425cm" svg:height="1.932cm" svg:x="15.92cm" svg:y="1.552cm">
          <text:p text:style-name="P1"><text:span text:style-name="T1">Subir</text:span></text:p>
          <text:p text:style-name="P1"><text:span text:style-name="T1">aprovisionad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20.02cm" svg:y="1.552cm">
          <text:p text:style-name="P1"><text:span text:style-name="T1">Crear</text:span></text:p>
          <text:p text:style-name="P1"><text:span text:style-name="T1">instancia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23.619cm" svg:y="1.551cm">
          <text:p text:style-name="P1"><text:span text:style-name="T1">Verificar</text:span></text:p>
          <text:p text:style-name="P1"><text:span text:style-name="T1">tareas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" draw:text-style-name="P1" draw:layer="layout" svg:x1="8.031cm" svg:y1="2.561cm" svg:x2="8.666cm" svg:y2="2.561cm">
          <text:p/>
        </draw:line>
        <draw:line draw:style-name="gr3" draw:text-style-name="P1" draw:layer="layout" svg:x1="4.431cm" svg:y1="2.511cm" svg:x2="5.066cm" svg:y2="2.511cm">
          <text:p/>
        </draw:line>
        <draw:line draw:style-name="gr3" draw:text-style-name="P1" draw:layer="layout" svg:x1="11.631cm" svg:y1="2.511cm" svg:x2="12.266cm" svg:y2="2.511cm">
          <text:p/>
        </draw:line>
        <draw:line draw:style-name="gr3" draw:text-style-name="P1" draw:layer="layout" svg:x1="15.231cm" svg:y1="2.461cm" svg:x2="15.866cm" svg:y2="2.461cm">
          <text:p/>
        </draw:line>
        <draw:line draw:style-name="gr3" draw:text-style-name="P1" draw:layer="layout" svg:x1="19.331cm" svg:y1="2.511cm" svg:x2="19.966cm" svg:y2="2.511cm">
          <text:p/>
        </draw:line>
        <draw:line draw:style-name="gr3" draw:text-style-name="P1" draw:layer="layout" svg:x1="22.931cm" svg:y1="2.561cm" svg:x2="23.566cm" svg:y2="2.561cm">
          <text:p/>
        </draw:line>
        <draw:frame draw:style-name="gr5" draw:text-style-name="P1" draw:layer="layout" svg:width="2.877cm" svg:height="1.743cm" svg:x="11.795cm" svg:y="4.937cm">
          <draw:image xlink:href="Pictures/10000000000001A9000000BAAC6C9E4B.jpg" xlink:type="simple" xlink:show="embed" xlink:actuate="onLoad">
            <text:p/>
          </draw:image>
        </draw:frame>
        <draw:frame draw:style-name="gr5" draw:text-style-name="P1" draw:layer="layout" svg:width="2.149cm" svg:height="2.177cm" svg:x="5.709cm" svg:y="11.65cm">
          <draw:image xlink:href="Pictures/100002010000018300000258FE2A2A4B.png" xlink:type="simple" xlink:show="embed" xlink:actuate="onLoad">
            <text:p/>
          </draw:image>
        </draw:frame>
        <draw:frame draw:style-name="gr5" draw:text-style-name="P1" draw:layer="layout" svg:width="2.149cm" svg:height="2.177cm" svg:x="17.256cm" svg:y="4.556cm">
          <draw:image xlink:href="Pictures/100002010000018300000258FE2A2A4B.png" xlink:type="simple" xlink:show="embed" xlink:actuate="onLoad">
            <text:p/>
          </draw:image>
        </draw:frame>
        <draw:frame draw:style-name="gr5" draw:text-style-name="P1" draw:layer="layout" svg:width="2.877cm" svg:height="1.743cm" svg:x="2.397cm" svg:y="15.986cm">
          <draw:image xlink:href="Pictures/10000000000001A9000000BAAC6C9E4B.jpg" xlink:type="simple" xlink:show="embed" xlink:actuate="onLoad">
            <text:p/>
          </draw:image>
        </draw:frame>
        <draw:frame draw:style-name="gr5" draw:text-style-name="P1" draw:layer="layout" svg:width="3.773cm" svg:height="2.794cm" svg:x="2.688cm" svg:y="5.064cm">
          <draw:image xlink:href="Pictures/1000020100000258000001FD2B6D0DAB.png" xlink:type="simple" xlink:show="embed" xlink:actuate="onLoad">
            <text:p/>
          </draw:image>
        </draw:frame>
        <draw:frame draw:style-name="gr5" draw:text-style-name="P1" draw:layer="layout" svg:width="5.678cm" svg:height="2.794cm" svg:x="19.96cm" svg:y="15.986cm">
          <draw:image xlink:href="Pictures/1000020100000258000001FD2B6D0DAB.png" xlink:type="simple" xlink:show="embed" xlink:actuate="onLoad">
            <text:p/>
          </draw:image>
        </draw:frame>
        <draw:frame draw:style-name="gr5" draw:text-style-name="P1" draw:layer="layout" svg:width="2.877cm" svg:height="1.743cm" svg:x="18.78cm" svg:y="12.303cm">
          <draw:image xlink:href="Pictures/10000000000001A9000000BAAC6C9E4B.jpg" xlink:type="simple" xlink:show="embed" xlink:actuate="onLoad">
            <text:p/>
          </draw:image>
        </draw:frame>
        <draw:frame draw:style-name="gr5" draw:text-style-name="P1" draw:layer="layout" svg:width="3.773cm" svg:height="2.794cm" svg:x="9.673cm" svg:y="15.986cm">
          <draw:image xlink:href="Pictures/1000020100000258000001FD2B6D0DAB.png" xlink:type="simple" xlink:show="embed" xlink:actuate="onLoad">
            <text:p/>
          </draw:image>
        </draw:frame>
        <draw:frame draw:style-name="gr5" draw:text-style-name="P1" draw:layer="layout" svg:width="2.149cm" svg:height="2.177cm" svg:x="12.694cm" svg:y="13.301cm">
          <draw:image xlink:href="Pictures/100002010000018300000258FE2A2A4B.png" xlink:type="simple" xlink:show="embed" xlink:actuate="onLoad">
            <text:p/>
          </draw:image>
        </draw:frame>
        <draw:frame draw:style-name="gr5" draw:text-style-name="P1" draw:layer="layout" svg:width="2.149cm" svg:height="2.177cm" svg:x="17.256cm" svg:y="8.112cm">
          <draw:image xlink:href="Pictures/100002010000018300000258FE2A2A4B.png" xlink:type="simple" xlink:show="embed" xlink:actuate="onLoad">
            <text:p/>
          </draw:image>
        </draw:frame>
        <draw:frame draw:style-name="gr5" draw:text-style-name="P1" draw:layer="layout" svg:width="5.678cm" svg:height="2.794cm" svg:x="6.715cm" svg:y="7.604cm">
          <draw:image xlink:href="Pictures/1000020100000258000001FD2B6D0DAB.png" xlink:type="simple" xlink:show="embed" xlink:actuate="onLoad">
            <text:p/>
          </draw:image>
        </draw:frame>
        <draw:frame draw:style-name="gr5" draw:text-style-name="P1" draw:layer="layout" svg:width="2.149cm" svg:height="2.177cm" svg:x="22.971cm" svg:y="7.967cm">
          <draw:image xlink:href="Pictures/100002010000018300000258FE2A2A4B.png" xlink:type="simple" xlink:show="embed" xlink:actuate="onLoad">
            <text:p/>
          </draw:image>
        </draw:frame>
      </draw:page>
      <draw:page draw:name="page3" draw:style-name="dp1" draw:master-page-name="Default">
        <draw:custom-shape draw:style-name="gr6" draw:text-style-name="P1" draw:layer="layout" svg:width="9.779cm" svg:height="5.715cm" svg:x="1.508cm" svg:y="4.18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" draw:layer="layout" svg:width="10.795cm" svg:height="6.604cm" svg:x="2.143cm" svg:y="10.41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3" draw:layer="layout" svg:width="2.905cm" svg:height="1.932cm" svg:x="1.524cm" svg:y="1.556cm">
          <text:p text:style-name="P1"><text:span text:style-name="T2">Crear </text:span></text:p>
          <text:p text:style-name="P1"><text:span text:style-name="T2">partició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draw:layer="layout" svg:width="2.905cm" svg:height="1.932cm" svg:x="5.123cm" svg:y="1.555cm">
          <text:p text:style-name="P1"><text:span text:style-name="T3">Asociar</text:span></text:p>
          <text:p text:style-name="P1"><text:span text:style-name="T3">anfitrion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8.722cm" svg:y="1.554cm">
          <text:p text:style-name="P1"><text:span text:style-name="T1">Crear</text:span></text:p>
          <text:p text:style-name="P1"><text:span text:style-name="T1">ambiente</text:span></text:p>
          <text:p text:style-name="P1"><text:span text:style-name="T1">en partición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12.321cm" svg:y="1.553cm">
          <text:p text:style-name="P1"><text:span text:style-name="T1">Subir</text:span></text:p>
          <text:p text:style-name="P1"><text:span text:style-name="T1">imagen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3.425cm" svg:height="1.932cm" svg:x="15.92cm" svg:y="1.552cm">
          <text:p text:style-name="P1"><text:span text:style-name="T1">Subir</text:span></text:p>
          <text:p text:style-name="P1"><text:span text:style-name="T1">aprovisionad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20.02cm" svg:y="1.552cm">
          <text:p text:style-name="P1"><text:span text:style-name="T1">Crear</text:span></text:p>
          <text:p text:style-name="P1"><text:span text:style-name="T1">instancia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23.619cm" svg:y="1.551cm">
          <text:p text:style-name="P1"><text:span text:style-name="T1">Verificar</text:span></text:p>
          <text:p text:style-name="P1"><text:span text:style-name="T1">tareas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" draw:text-style-name="P1" draw:layer="layout" svg:x1="8.031cm" svg:y1="2.561cm" svg:x2="8.666cm" svg:y2="2.561cm">
          <text:p/>
        </draw:line>
        <draw:line draw:style-name="gr3" draw:text-style-name="P1" draw:layer="layout" svg:x1="4.431cm" svg:y1="2.511cm" svg:x2="5.066cm" svg:y2="2.511cm">
          <text:p/>
        </draw:line>
        <draw:line draw:style-name="gr3" draw:text-style-name="P1" draw:layer="layout" svg:x1="11.631cm" svg:y1="2.511cm" svg:x2="12.266cm" svg:y2="2.511cm">
          <text:p/>
        </draw:line>
        <draw:line draw:style-name="gr3" draw:text-style-name="P1" draw:layer="layout" svg:x1="15.231cm" svg:y1="2.461cm" svg:x2="15.866cm" svg:y2="2.461cm">
          <text:p/>
        </draw:line>
        <draw:line draw:style-name="gr3" draw:text-style-name="P1" draw:layer="layout" svg:x1="19.331cm" svg:y1="2.511cm" svg:x2="19.966cm" svg:y2="2.511cm">
          <text:p/>
        </draw:line>
        <draw:line draw:style-name="gr3" draw:text-style-name="P1" draw:layer="layout" svg:x1="22.931cm" svg:y1="2.561cm" svg:x2="23.566cm" svg:y2="2.561cm">
          <text:p/>
        </draw:line>
        <draw:frame draw:style-name="gr5" draw:text-style-name="P1" draw:layer="layout" svg:width="2.877cm" svg:height="1.743cm" svg:x="6.461cm" svg:y="5.326cm">
          <draw:image xlink:href="Pictures/10000000000001A9000000BAAC6C9E4B.jpg" xlink:type="simple" xlink:show="embed" xlink:actuate="onLoad">
            <text:p/>
          </draw:image>
        </draw:frame>
        <draw:frame draw:style-name="gr5" draw:text-style-name="P1" draw:layer="layout" svg:width="2.149cm" svg:height="2.177cm" svg:x="4.566cm" svg:y="12.806cm">
          <draw:image xlink:href="Pictures/100002010000018300000258FE2A2A4B.png" xlink:type="simple" xlink:show="embed" xlink:actuate="onLoad">
            <text:p/>
          </draw:image>
        </draw:frame>
        <draw:frame draw:style-name="gr5" draw:text-style-name="P1" draw:layer="layout" svg:width="2.149cm" svg:height="2.177cm" svg:x="5.867cm" svg:y="13.607cm">
          <draw:image xlink:href="Pictures/100002010000018300000258FE2A2A4B.png" xlink:type="simple" xlink:show="embed" xlink:actuate="onLoad">
            <text:p/>
          </draw:image>
        </draw:frame>
        <draw:frame draw:style-name="gr5" draw:text-style-name="P1" draw:layer="layout" svg:width="2.877cm" svg:height="1.743cm" svg:x="8.083cm" svg:y="14.583cm">
          <draw:image xlink:href="Pictures/10000000000001A9000000BAAC6C9E4B.jpg" xlink:type="simple" xlink:show="embed" xlink:actuate="onLoad">
            <text:p/>
          </draw:image>
        </draw:frame>
        <draw:frame draw:style-name="gr5" draw:text-style-name="P1" draw:layer="layout" svg:width="3.773cm" svg:height="2.794cm" svg:x="2.688cm" svg:y="4.564cm">
          <draw:image xlink:href="Pictures/1000020100000258000001FD2B6D0DAB.png" xlink:type="simple" xlink:show="embed" xlink:actuate="onLoad">
            <text:p/>
          </draw:image>
        </draw:frame>
        <draw:custom-shape draw:style-name="gr6" draw:text-style-name="P1" draw:layer="layout" svg:width="10.795cm" svg:height="8.255cm" svg:x="15.605cm" svg:y="6.0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" draw:text-style-name="P1" draw:layer="layout" svg:width="5.678cm" svg:height="2.794cm" svg:x="20.087cm" svg:y="10.398cm">
          <draw:image xlink:href="Pictures/1000020100000258000001FD2B6D0DAB.png" xlink:type="simple" xlink:show="embed" xlink:actuate="onLoad">
            <text:p/>
          </draw:image>
        </draw:frame>
        <draw:frame draw:style-name="gr5" draw:text-style-name="P1" draw:layer="layout" svg:width="2.877cm" svg:height="1.743cm" svg:x="7.477cm" svg:y="7.231cm">
          <draw:image xlink:href="Pictures/10000000000001A9000000BAAC6C9E4B.jpg" xlink:type="simple" xlink:show="embed" xlink:actuate="onLoad">
            <text:p/>
          </draw:image>
        </draw:frame>
        <draw:frame draw:style-name="gr5" draw:text-style-name="P1" draw:layer="layout" svg:width="3.773cm" svg:height="2.794cm" svg:x="2.561cm" svg:y="6.596cm">
          <draw:image xlink:href="Pictures/1000020100000258000001FD2B6D0DAB.png" xlink:type="simple" xlink:show="embed" xlink:actuate="onLoad">
            <text:p/>
          </draw:image>
        </draw:frame>
        <draw:frame draw:style-name="gr5" draw:text-style-name="P1" draw:layer="layout" svg:width="2.149cm" svg:height="2.177cm" svg:x="6.979cm" svg:y="11.427cm">
          <draw:image xlink:href="Pictures/100002010000018300000258FE2A2A4B.png" xlink:type="simple" xlink:show="embed" xlink:actuate="onLoad">
            <text:p/>
          </draw:image>
        </draw:frame>
        <draw:frame draw:style-name="gr5" draw:text-style-name="P1" draw:layer="layout" svg:width="2.149cm" svg:height="2.177cm" svg:x="9.011cm" svg:y="12.824cm">
          <draw:image xlink:href="Pictures/100002010000018300000258FE2A2A4B.png" xlink:type="simple" xlink:show="embed" xlink:actuate="onLoad">
            <text:p/>
          </draw:image>
        </draw:frame>
        <draw:frame draw:style-name="gr5" draw:text-style-name="P1" draw:layer="layout" svg:width="5.678cm" svg:height="2.794cm" svg:x="16.912cm" svg:y="6.969cm">
          <draw:image xlink:href="Pictures/1000020100000258000001FD2B6D0DAB.png" xlink:type="simple" xlink:show="embed" xlink:actuate="onLoad">
            <text:p/>
          </draw:image>
        </draw:frame>
        <draw:frame draw:style-name="gr5" draw:text-style-name="P1" draw:layer="layout" svg:width="2.149cm" svg:height="2.177cm" svg:x="16.758cm" svg:y="11.269cm">
          <draw:image xlink:href="Pictures/100002010000018300000258FE2A2A4B.png" xlink:type="simple" xlink:show="embed" xlink:actuate="onLoad">
            <text:p/>
          </draw:image>
        </draw:frame>
        <draw:frame draw:style-name="gr7" draw:layer="layout" svg:width="2.225cm" svg:height="0.962cm" svg:x="23.307cm" svg:y="5.916cm">
          <draw:text-box>
            <text:p>qa_co</text:p>
          </draw:text-box>
        </draw:frame>
        <draw:frame draw:style-name="gr7" draw:layer="layout" svg:width="4.617cm" svg:height="0.962cm" svg:x="6.085cm" svg:y="3.975cm">
          <draw:text-box>
            <text:p>producción_co</text:p>
          </draw:text-box>
        </draw:frame>
        <draw:frame draw:style-name="gr7" draw:layer="layout" svg:width="4.299cm" svg:height="0.962cm" svg:x="7.747cm" svg:y="10.194cm">
          <draw:text-box>
            <text:p>desarrollo_co</text:p>
          </draw:text-box>
        </draw:frame>
      </draw:page>
      <draw:page draw:name="page4" draw:style-name="dp1" draw:master-page-name="Default">
        <draw:custom-shape draw:style-name="gr1" draw:text-style-name="P2" draw:layer="layout" svg:width="2.905cm" svg:height="1.932cm" svg:x="1.524cm" svg:y="1.456cm">
          <text:p text:style-name="P1"><text:span text:style-name="T1">Crear </text:span></text:p>
          <text:p text:style-name="P1"><text:span text:style-name="T1">partició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5.123cm" svg:y="1.455cm">
          <text:p text:style-name="P1"><text:span text:style-name="T1">Asociar</text:span></text:p>
          <text:p text:style-name="P1"><text:span text:style-name="T1">anfitrion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draw:layer="layout" svg:width="2.905cm" svg:height="1.932cm" svg:x="8.722cm" svg:y="1.454cm">
          <text:p text:style-name="P1"><text:span text:style-name="T4">Crear</text:span></text:p>
          <text:p text:style-name="P1"><text:span text:style-name="T4">ambiente</text:span></text:p>
          <text:p text:style-name="P1"><text:span text:style-name="T4">en partición</text:span><text:span text:style-name="T1">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12.321cm" svg:y="1.453cm">
          <text:p text:style-name="P1"><text:span text:style-name="T1">Subir</text:span></text:p>
          <text:p text:style-name="P1"><text:span text:style-name="T1">imagen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3.425cm" svg:height="1.932cm" svg:x="15.92cm" svg:y="1.452cm">
          <text:p text:style-name="P1"><text:span text:style-name="T1">Subir</text:span></text:p>
          <text:p text:style-name="P1"><text:span text:style-name="T1">aprovisionad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20.02cm" svg:y="1.452cm">
          <text:p text:style-name="P1"><text:span text:style-name="T1">Crear</text:span></text:p>
          <text:p text:style-name="P1"><text:span text:style-name="T1">instancia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23.619cm" svg:y="1.451cm">
          <text:p text:style-name="P1"><text:span text:style-name="T1">Verificar</text:span></text:p>
          <text:p text:style-name="P1"><text:span text:style-name="T1">tareas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" draw:text-style-name="P1" draw:layer="layout" svg:x1="8.031cm" svg:y1="2.461cm" svg:x2="8.666cm" svg:y2="2.461cm">
          <text:p/>
        </draw:line>
        <draw:line draw:style-name="gr3" draw:text-style-name="P1" draw:layer="layout" svg:x1="4.431cm" svg:y1="2.411cm" svg:x2="5.066cm" svg:y2="2.411cm">
          <text:p/>
        </draw:line>
        <draw:line draw:style-name="gr3" draw:text-style-name="P1" draw:layer="layout" svg:x1="11.631cm" svg:y1="2.411cm" svg:x2="12.266cm" svg:y2="2.411cm">
          <text:p/>
        </draw:line>
        <draw:line draw:style-name="gr3" draw:text-style-name="P1" draw:layer="layout" svg:x1="15.231cm" svg:y1="2.361cm" svg:x2="15.866cm" svg:y2="2.361cm">
          <text:p/>
        </draw:line>
        <draw:line draw:style-name="gr3" draw:text-style-name="P1" draw:layer="layout" svg:x1="19.331cm" svg:y1="2.411cm" svg:x2="19.966cm" svg:y2="2.411cm">
          <text:p/>
        </draw:line>
        <draw:line draw:style-name="gr3" draw:text-style-name="P1" draw:layer="layout" svg:x1="22.931cm" svg:y1="2.461cm" svg:x2="23.566cm" svg:y2="2.461cm">
          <text:p/>
        </draw:line>
        <draw:custom-shape draw:style-name="gr8" draw:text-style-name="P1" draw:layer="layout" svg:width="13.97cm" svg:height="9.779cm" svg:x="6.205cm" svg:y="5.699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layer="layout" svg:width="4.299cm" svg:height="0.962cm" svg:x="10.909cm" svg:y="4.882cm">
          <draw:text-box>
            <text:p>desarrollo_co</text:p>
          </draw:text-box>
        </draw:frame>
        <draw:custom-shape draw:style-name="gr10" draw:text-style-name="P1" draw:layer="layout" svg:width="5.334cm" svg:height="2.54cm" svg:x="6.967cm" svg:y="7.22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draw:layer="layout" svg:width="5.334cm" svg:height="3.937cm" svg:x="13.155cm" svg:y="10.0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draw:layer="layout" svg:width="5.334cm" svg:height="2.54cm" svg:x="9.126cm" svg:y="11.92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draw:layer="layout" svg:width="5.334cm" svg:height="2.54cm" svg:x="13.696cm" svg:y="6.73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1" draw:layer="layout" svg:width="2.149cm" svg:height="2.177cm" svg:x="7.729cm" svg:y="8.602cm">
          <draw:image xlink:href="Pictures/100002010000018300000258FE2A2A4B.png" xlink:type="simple" xlink:show="embed" xlink:actuate="onLoad">
            <text:p/>
          </draw:image>
        </draw:frame>
        <draw:frame draw:style-name="gr5" draw:text-style-name="P1" draw:layer="layout" svg:width="2.149cm" svg:height="2.177cm" svg:x="10.015cm" svg:y="7.35cm">
          <draw:image xlink:href="Pictures/100002010000018300000258FE2A2A4B.png" xlink:type="simple" xlink:show="embed" xlink:actuate="onLoad">
            <text:p/>
          </draw:image>
        </draw:frame>
        <draw:frame draw:style-name="gr5" draw:text-style-name="P1" draw:layer="layout" svg:width="2.149cm" svg:height="2.177cm" svg:x="9.634cm" svg:y="10.888cm">
          <draw:image xlink:href="Pictures/100002010000018300000258FE2A2A4B.png" xlink:type="simple" xlink:show="embed" xlink:actuate="onLoad">
            <text:p/>
          </draw:image>
        </draw:frame>
        <draw:frame draw:style-name="gr5" draw:text-style-name="P1" draw:layer="layout" svg:width="2.149cm" svg:height="2.177cm" svg:x="12.057cm" svg:y="12.031cm">
          <draw:image xlink:href="Pictures/100002010000018300000258FE2A2A4B.png" xlink:type="simple" xlink:show="embed" xlink:actuate="onLoad">
            <text:p/>
          </draw:image>
        </draw:frame>
        <draw:frame draw:style-name="gr5" draw:text-style-name="P1" draw:layer="layout" svg:width="2.149cm" svg:height="2.177cm" svg:x="15.916cm" svg:y="8.651cm">
          <draw:image xlink:href="Pictures/100002010000018300000258FE2A2A4B.png" xlink:type="simple" xlink:show="embed" xlink:actuate="onLoad">
            <text:p/>
          </draw:image>
        </draw:frame>
        <draw:frame draw:style-name="gr5" draw:text-style-name="P1" draw:layer="layout" svg:width="3.774cm" svg:height="1.904cm" svg:x="15.73cm" svg:y="11.414cm">
          <draw:image xlink:href="Pictures/1000020100000258000001FD2B6D0DAB.png" xlink:type="simple" xlink:show="embed" xlink:actuate="onLoad">
            <text:p/>
          </draw:image>
        </draw:frame>
        <draw:frame draw:style-name="gr5" draw:text-style-name="P1" draw:layer="layout" svg:width="2.877cm" svg:height="1.743cm" svg:x="13.081cm" svg:y="7.183cm">
          <draw:image xlink:href="Pictures/10000000000001A9000000BAAC6C9E4B.jpg" xlink:type="simple" xlink:show="embed" xlink:actuate="onLoad">
            <text:p/>
          </draw:image>
        </draw:frame>
        <draw:frame draw:style-name="gr7" draw:layer="layout" svg:width="5.781cm" svg:height="0.962cm" svg:x="13.46cm" svg:y="5.907cm">
          <draw:text-box>
            <text:p>env_team_analitys</text:p>
          </draw:text-box>
        </draw:frame>
        <draw:frame draw:style-name="gr7" draw:layer="layout" svg:width="4.232cm" svg:height="0.962cm" svg:x="6.75cm" svg:y="6.431cm">
          <draw:text-box>
            <text:p>hadoop_farm</text:p>
          </draw:text-box>
        </draw:frame>
        <draw:frame draw:style-name="gr7" draw:layer="layout" svg:width="3.245cm" svg:height="0.962cm" svg:x="16.494cm" svg:y="13.827cm">
          <draw:text-box>
            <text:p>carlos123</text:p>
          </draw:text-box>
        </draw:frame>
        <draw:frame draw:style-name="gr7" draw:layer="layout" svg:width="3.918cm" svg:height="0.962cm" svg:x="8.771cm" svg:y="14.235cm">
          <draw:text-box>
            <text:p>UI_team_v1</text:p>
          </draw:text-box>
        </draw:frame>
      </draw:page>
      <draw:page draw:name="page5" draw:style-name="dp1" draw:master-page-name="Default">
        <draw:custom-shape draw:style-name="gr1" draw:text-style-name="P2" draw:layer="layout" svg:width="2.905cm" svg:height="1.932cm" svg:x="1.524cm" svg:y="1.656cm">
          <text:p text:style-name="P1"><text:span text:style-name="T1">Crear </text:span></text:p>
          <text:p text:style-name="P1"><text:span text:style-name="T1">partició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5.123cm" svg:y="1.655cm">
          <text:p text:style-name="P1"><text:span text:style-name="T1">Asociar</text:span></text:p>
          <text:p text:style-name="P1"><text:span text:style-name="T1">anfitrion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2.905cm" svg:height="1.932cm" svg:x="8.722cm" svg:y="1.654cm">
          <text:p text:style-name="P1"><text:span text:style-name="T1">Crear</text:span></text:p>
          <text:p text:style-name="P1"><text:span text:style-name="T1">ambiente</text:span></text:p>
          <text:p text:style-name="P1"><text:span text:style-name="T1">en partición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draw:layer="layout" svg:width="2.905cm" svg:height="1.932cm" svg:x="12.321cm" svg:y="1.653cm">
          <text:p text:style-name="P1"><text:span text:style-name="T3">Subir</text:span></text:p>
          <text:p text:style-name="P1"><text:span text:style-name="T3">imagen</text:span><text:span text:style-name="T1">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3.425cm" svg:height="1.932cm" svg:x="15.92cm" svg:y="1.652cm">
          <text:p text:style-name="P1"><text:span text:style-name="T1">Subir</text:span></text:p>
          <text:p text:style-name="P1"><text:span text:style-name="T1">aprovisionad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20.02cm" svg:y="1.652cm">
          <text:p text:style-name="P1"><text:span text:style-name="T1">Crear</text:span></text:p>
          <text:p text:style-name="P1"><text:span text:style-name="T1">instancia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23.619cm" svg:y="1.651cm">
          <text:p text:style-name="P1"><text:span text:style-name="T1">Verificar</text:span></text:p>
          <text:p text:style-name="P1"><text:span text:style-name="T1">tareas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" draw:text-style-name="P1" draw:layer="layout" svg:x1="8.031cm" svg:y1="2.661cm" svg:x2="8.666cm" svg:y2="2.661cm">
          <text:p/>
        </draw:line>
        <draw:line draw:style-name="gr3" draw:text-style-name="P1" draw:layer="layout" svg:x1="4.431cm" svg:y1="2.611cm" svg:x2="5.066cm" svg:y2="2.611cm">
          <text:p/>
        </draw:line>
        <draw:line draw:style-name="gr3" draw:text-style-name="P1" draw:layer="layout" svg:x1="11.631cm" svg:y1="2.611cm" svg:x2="12.266cm" svg:y2="2.611cm">
          <text:p/>
        </draw:line>
        <draw:line draw:style-name="gr3" draw:text-style-name="P1" draw:layer="layout" svg:x1="15.231cm" svg:y1="2.561cm" svg:x2="15.866cm" svg:y2="2.561cm">
          <text:p/>
        </draw:line>
        <draw:line draw:style-name="gr3" draw:text-style-name="P1" draw:layer="layout" svg:x1="19.331cm" svg:y1="2.611cm" svg:x2="19.966cm" svg:y2="2.611cm">
          <text:p/>
        </draw:line>
        <draw:line draw:style-name="gr3" draw:text-style-name="P1" draw:layer="layout" svg:x1="22.931cm" svg:y1="2.661cm" svg:x2="23.566cm" svg:y2="2.661cm">
          <text:p/>
        </draw:line>
        <draw:custom-shape draw:style-name="gr1" draw:text-style-name="P2" draw:layer="layout" svg:width="2.905cm" svg:height="1.932cm" svg:x="1.527cm" svg:y="4.434cm">
          <text:p text:style-name="P1"><text:span text:style-name="T1">Crear </text:span></text:p>
          <text:p text:style-name="P1"><text:span text:style-name="T1">partició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5.126cm" svg:y="4.433cm">
          <text:p text:style-name="P1"><text:span text:style-name="T1">Asociar</text:span></text:p>
          <text:p text:style-name="P1"><text:span text:style-name="T1">anfitrion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2.905cm" svg:height="1.932cm" svg:x="8.725cm" svg:y="4.432cm">
          <text:p text:style-name="P1"><text:span text:style-name="T1">Crear</text:span></text:p>
          <text:p text:style-name="P1"><text:span text:style-name="T1">ambiente</text:span></text:p>
          <text:p text:style-name="P1"><text:span text:style-name="T1">en partición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2.905cm" svg:height="1.932cm" svg:x="12.324cm" svg:y="4.431cm">
          <text:p text:style-name="P1"><text:span text:style-name="T5">Subir</text:span></text:p>
          <text:p text:style-name="P1"><text:span text:style-name="T5">imagen</text:span><text:span text:style-name="T1">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3.425cm" svg:height="1.932cm" svg:x="15.923cm" svg:y="4.43cm">
          <text:p text:style-name="P5"><text:span text:style-name="T6">Subir</text:span></text:p>
          <text:p text:style-name="P5"><text:span text:style-name="T6">aprovisionad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20.023cm" svg:y="4.43cm">
          <text:p text:style-name="P1"><text:span text:style-name="T1">Crear</text:span></text:p>
          <text:p text:style-name="P1"><text:span text:style-name="T1">instancia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23.622cm" svg:y="4.429cm">
          <text:p text:style-name="P1"><text:span text:style-name="T1">Verificar</text:span></text:p>
          <text:p text:style-name="P1"><text:span text:style-name="T1">tareas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" draw:text-style-name="P1" draw:layer="layout" svg:x1="8.034cm" svg:y1="5.439cm" svg:x2="8.669cm" svg:y2="5.439cm">
          <text:p/>
        </draw:line>
        <draw:line draw:style-name="gr3" draw:text-style-name="P1" draw:layer="layout" svg:x1="4.434cm" svg:y1="5.389cm" svg:x2="5.069cm" svg:y2="5.389cm">
          <text:p/>
        </draw:line>
        <draw:line draw:style-name="gr3" draw:text-style-name="P1" draw:layer="layout" svg:x1="11.634cm" svg:y1="5.389cm" svg:x2="12.269cm" svg:y2="5.389cm">
          <text:p/>
        </draw:line>
        <draw:line draw:style-name="gr3" draw:text-style-name="P1" draw:layer="layout" svg:x1="15.234cm" svg:y1="5.339cm" svg:x2="15.869cm" svg:y2="5.339cm">
          <text:p/>
        </draw:line>
        <draw:line draw:style-name="gr3" draw:text-style-name="P1" draw:layer="layout" svg:x1="19.334cm" svg:y1="5.389cm" svg:x2="19.969cm" svg:y2="5.389cm">
          <text:p/>
        </draw:line>
        <draw:line draw:style-name="gr3" draw:text-style-name="P1" draw:layer="layout" svg:x1="22.934cm" svg:y1="5.439cm" svg:x2="23.569cm" svg:y2="5.439cm">
          <text:p/>
        </draw:line>
        <draw:custom-shape draw:style-name="gr1" draw:text-style-name="P2" draw:layer="layout" svg:width="2.905cm" svg:height="1.932cm" svg:x="1.522cm" svg:y="7.156cm">
          <text:p text:style-name="P1"><text:span text:style-name="T1">Crear </text:span></text:p>
          <text:p text:style-name="P1"><text:span text:style-name="T1">partició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5.121cm" svg:y="7.155cm">
          <text:p text:style-name="P1"><text:span text:style-name="T1">Asociar</text:span></text:p>
          <text:p text:style-name="P1"><text:span text:style-name="T1">anfitrion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2.905cm" svg:height="1.932cm" svg:x="8.72cm" svg:y="7.154cm">
          <text:p text:style-name="P1"><text:span text:style-name="T1">Crear</text:span></text:p>
          <text:p text:style-name="P1"><text:span text:style-name="T1">ambiente</text:span></text:p>
          <text:p text:style-name="P1"><text:span text:style-name="T1">en partición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12.319cm" svg:y="7.153cm">
          <text:p text:style-name="P1"><text:span text:style-name="T1">Subir</text:span></text:p>
          <text:p text:style-name="P1"><text:span text:style-name="T1">imagen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3.425cm" svg:height="1.932cm" svg:x="15.918cm" svg:y="7.152cm">
          <text:p text:style-name="P1"><text:span text:style-name="T1">Subir</text:span></text:p>
          <text:p text:style-name="P1"><text:span text:style-name="T1">aprovisionad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draw:layer="layout" svg:width="2.905cm" svg:height="1.932cm" svg:x="20.018cm" svg:y="7.152cm">
          <text:p text:style-name="P1"><text:span text:style-name="T4">Crear</text:span></text:p>
          <text:p text:style-name="P1"><text:span text:style-name="T4">instancia</text:span><text:span text:style-name="T1">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23.617cm" svg:y="7.151cm">
          <text:p text:style-name="P1"><text:span text:style-name="T1">Verificar</text:span></text:p>
          <text:p text:style-name="P1"><text:span text:style-name="T1">tareas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" draw:text-style-name="P1" draw:layer="layout" svg:x1="8.029cm" svg:y1="8.161cm" svg:x2="8.664cm" svg:y2="8.161cm">
          <text:p/>
        </draw:line>
        <draw:line draw:style-name="gr3" draw:text-style-name="P1" draw:layer="layout" svg:x1="4.429cm" svg:y1="8.111cm" svg:x2="5.064cm" svg:y2="8.111cm">
          <text:p/>
        </draw:line>
        <draw:line draw:style-name="gr3" draw:text-style-name="P1" draw:layer="layout" svg:x1="11.629cm" svg:y1="8.111cm" svg:x2="12.264cm" svg:y2="8.111cm">
          <text:p/>
        </draw:line>
        <draw:line draw:style-name="gr3" draw:text-style-name="P1" draw:layer="layout" svg:x1="15.229cm" svg:y1="8.061cm" svg:x2="15.864cm" svg:y2="8.061cm">
          <text:p/>
        </draw:line>
        <draw:line draw:style-name="gr3" draw:text-style-name="P1" draw:layer="layout" svg:x1="19.329cm" svg:y1="8.111cm" svg:x2="19.964cm" svg:y2="8.111cm">
          <text:p/>
        </draw:line>
        <draw:line draw:style-name="gr3" draw:text-style-name="P1" draw:layer="layout" svg:x1="22.929cm" svg:y1="8.161cm" svg:x2="23.564cm" svg:y2="8.161cm">
          <text:p/>
        </draw:line>
        <draw:custom-shape draw:style-name="gr1" draw:text-style-name="P2" draw:layer="layout" svg:width="2.905cm" svg:height="1.932cm" svg:x="1.522cm" svg:y="9.856cm">
          <text:p text:style-name="P1"><text:span text:style-name="T1">Crear </text:span></text:p>
          <text:p text:style-name="P1"><text:span text:style-name="T1">partició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5.121cm" svg:y="9.855cm">
          <text:p text:style-name="P1"><text:span text:style-name="T1">Asociar</text:span></text:p>
          <text:p text:style-name="P1"><text:span text:style-name="T1">anfitrion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2.905cm" svg:height="1.932cm" svg:x="8.72cm" svg:y="9.854cm">
          <text:p text:style-name="P1"><text:span text:style-name="T1">Crear</text:span></text:p>
          <text:p text:style-name="P1"><text:span text:style-name="T1">ambiente</text:span></text:p>
          <text:p text:style-name="P1"><text:span text:style-name="T1">en partición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12.319cm" svg:y="9.853cm">
          <text:p text:style-name="P1"><text:span text:style-name="T1">Subir</text:span></text:p>
          <text:p text:style-name="P1"><text:span text:style-name="T1">imagen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3.425cm" svg:height="1.932cm" svg:x="15.918cm" svg:y="9.852cm">
          <text:p text:style-name="P1"><text:span text:style-name="T1">Subir</text:span></text:p>
          <text:p text:style-name="P1"><text:span text:style-name="T1">aprovisionad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2.905cm" svg:height="1.932cm" svg:x="20.018cm" svg:y="9.852cm">
          <text:p text:style-name="P1"><text:span text:style-name="T1">Crear</text:span></text:p>
          <text:p text:style-name="P1"><text:span text:style-name="T1">instancia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draw:layer="layout" svg:width="2.905cm" svg:height="1.932cm" svg:x="23.617cm" svg:y="9.851cm">
          <text:p text:style-name="P1"><text:span text:style-name="T4">Verificar</text:span></text:p>
          <text:p text:style-name="P1"><text:span text:style-name="T4">tareas</text:span><text:span text:style-name="T1">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" draw:text-style-name="P1" draw:layer="layout" svg:x1="8.029cm" svg:y1="10.861cm" svg:x2="8.664cm" svg:y2="10.861cm">
          <text:p/>
        </draw:line>
        <draw:line draw:style-name="gr3" draw:text-style-name="P1" draw:layer="layout" svg:x1="4.429cm" svg:y1="10.811cm" svg:x2="5.064cm" svg:y2="10.811cm">
          <text:p/>
        </draw:line>
        <draw:line draw:style-name="gr3" draw:text-style-name="P1" draw:layer="layout" svg:x1="11.629cm" svg:y1="10.811cm" svg:x2="12.264cm" svg:y2="10.811cm">
          <text:p/>
        </draw:line>
        <draw:line draw:style-name="gr3" draw:text-style-name="P1" draw:layer="layout" svg:x1="15.229cm" svg:y1="10.761cm" svg:x2="15.864cm" svg:y2="10.761cm">
          <text:p/>
        </draw:line>
        <draw:line draw:style-name="gr3" draw:text-style-name="P1" draw:layer="layout" svg:x1="19.329cm" svg:y1="10.811cm" svg:x2="19.964cm" svg:y2="10.811cm">
          <text:p/>
        </draw:line>
        <draw:line draw:style-name="gr3" draw:text-style-name="P1" draw:layer="layout" svg:x1="22.929cm" svg:y1="10.861cm" svg:x2="23.564cm" svg:y2="10.8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s R</meta:initial-creator>
    <meta:creation-date>2016-08-20T10:11:16</meta:creation-date>
    <dc:date>2016-08-25T22:15:34</dc:date>
    <dc:creator>Carlos R</dc:creator>
    <meta:editing-duration>PT47M21S</meta:editing-duration>
    <meta:editing-cycles>17</meta:editing-cycles>
    <meta:generator>LibreOffice/3.5$Linux_X86_64 LibreOffice_project/350m1$Build-2</meta:generator>
    <meta:document-statistic meta:object-count="151"/>
  </office:meta>
</office:document-meta>
</file>